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2.4016in"/>
    </style:style>
    <style:style style:name="co10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3" table:default-cell-style-name="ce1"/>
        <table:table-row table:style-name="ro1">
          <table:table-cell office:value-type="string" calcext:value-type="string">
            <text:p>t, s (start)</text:p>
          </table:table-cell>
          <table:table-cell office:value-type="string" calcext:value-type="string">
            <text:p>P, mmHg*10^(-4) (start)</text:p>
          </table:table-cell>
          <table:table-cell office:value-type="string" calcext:value-type="string">
            <text:p>t, s (end)</text:p>
          </table:table-cell>
          <table:table-cell office:value-type="string" calcext:value-type="string">
            <text:p>P, mmHg*10^(-4) (end)</text:p>
          </table:table-cell>
          <table:table-cell office:value-type="string" calcext:value-type="string">
            <text:p>P_0, mmHg*10^(-4) (const)</text:p>
          </table:table-cell>
          <table:table-cell office:value-type="string" calcext:value-type="string">
            <text:p>P_lim, mmHg*10^(-4) (const)</text:p>
          </table:table-cell>
          <table:table-cell office:value-type="string" calcext:value-type="string">
            <text:p>ln((P-P_lim)/P_0)</text:p>
          </table:table-cell>
          <table:table-cell office:value-type="string" calcext:value-type="string">
            <text:p>t, s (end) (const) (error)</text:p>
          </table:table-cell>
          <table:table-cell office:value-type="string" calcext:value-type="string">
            <text:p>t, s (end) (error)</text:p>
          </table:table-cell>
          <table:table-cell office:value-type="string" calcext:value-type="string">
            <text:p>P, mmHg*10^(-4) (end) (const) (error)</text:p>
          </table:table-cell>
          <table:table-cell office:value-type="string" calcext:value-type="string">
            <text:p>ln((P-P_lim)/P_0) (error)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[.D2]" office:value-type="float" office:value="8.1" calcext:value-type="float">
            <text:p>8.1</text:p>
          </table:table-cell>
          <table:table-cell table:formula="of:=[.D16]" office:value-type="float" office:value="0" calcext:value-type="float">
            <text:p>0</text:p>
          </table:table-cell>
          <table:table-cell table:formula="of:=LN(([.D2]-[.$F$2])/[.$E$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$2]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LN(([.D3]-[.$F$2])/[.$E$2])" office:value-type="float" office:value="-0.0250013022054172" calcext:value-type="float">
            <text:p>-0.0250013022054172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3]" office:value-type="float" office:value="7.99958331597084" calcext:value-type="float">
            <text:p>7.99958331597084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formula="of:=LN(([.D4]-[.$F$2])/[.$E$2])" office:value-type="float" office:value="-0.103989713524048" calcext:value-type="float">
            <text:p>-0.103989713524048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4]" office:value-type="float" office:value="1.92326715039704" calcext:value-type="float">
            <text:p>1.92326715039704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formula="of:=LN(([.D5]-[.$F$2])/[.$E$2])" office:value-type="float" office:value="-0.235566071312767" calcext:value-type="float">
            <text:p>-0.235566071312767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5]" office:value-type="float" office:value="0.849018701570377" calcext:value-type="float">
            <text:p>0.849018701570377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table:formula="of:=LN(([.D6]-[.$F$2])/[.$E$2])" office:value-type="float" office:value="-0.424157241120317" calcext:value-type="float">
            <text:p>-0.424157241120317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6]" office:value-type="float" office:value="0.47152324800997" calcext:value-type="float">
            <text:p>0.47152324800997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formula="of:=LN(([.D7]-[.$F$2])/[.$E$2])" office:value-type="float" office:value="-0.65677953638907" calcext:value-type="float">
            <text:p>-0.65677953638907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7]" office:value-type="float" office:value="0.304516186816031" calcext:value-type="float">
            <text:p>0.304516186816031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LN(([.D8]-[.$F$2])/[.$E$2])" office:value-type="float" office:value="-0.868088630056277" calcext:value-type="float">
            <text:p>-0.868088630056277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8]" office:value-type="float" office:value="0.230391221674029" calcext:value-type="float">
            <text:p>0.230391221674029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LN(([.D9]-[.$F$2])/[.$E$2])" office:value-type="float" office:value="-1.02715332468596" calcext:value-type="float">
            <text:p>-1.02715332468596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9]" office:value-type="float" office:value="0.194712897474334" calcext:value-type="float">
            <text:p>0.194712897474334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LN(([.D10]-[.$F$2])/[.$E$2])" office:value-type="float" office:value="-1.09861228866811" calcext:value-type="float">
            <text:p>-1.09861228866811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0]" office:value-type="float" office:value="0.182047845325368" calcext:value-type="float">
            <text:p>0.182047845325368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LN(([.D11]-[.$F$2])/[.$E$2])" office:value-type="float" office:value="-1.25895493874329" calcext:value-type="float">
            <text:p>-1.25895493874329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1]" office:value-type="float" office:value="0.158861920983164" calcext:value-type="float">
            <text:p>0.158861920983164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LN(([.D12]-[.$F$2])/[.$E$2])" office:value-type="float" office:value="-1.34992671694902" calcext:value-type="float">
            <text:p>-1.34992671694902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2]" office:value-type="float" office:value="0.148156190620497" calcext:value-type="float">
            <text:p>0.148156190620497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N(([.D13]-[.$F$2])/[.$E$2])" office:value-type="float" office:value="-1.39871688111845" calcext:value-type="float">
            <text:p>-1.39871688111845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3]" office:value-type="float" office:value="0.14298819346491" calcext:value-type="float">
            <text:p>0.1429881934649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N(([.D14]-[.$F$2])/[.$E$2])" office:value-type="float" office:value="-1.39871688111845" calcext:value-type="float">
            <text:p>-1.39871688111845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4]" office:value-type="float" office:value="0.14298819346491" calcext:value-type="float">
            <text:p>0.1429881934649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table:formula="of:=LN(([.D15]-[.$F$2])/[.$E$2])" office:value-type="float" office:value="-1.450010175506" calcext:value-type="float">
            <text:p>-1.450010175506</text:p>
          </table:table-cell>
          <table:table-cell/>
          <table:table-cell table:formula="of:=[.$H$2]" office:value-type="float" office:value="1" calcext:value-type="float">
            <text:p>1</text:p>
          </table:table-cell>
          <table:table-cell/>
          <table:table-cell table:formula="of:=-[.$J$2]/[.G15]" office:value-type="float" office:value="0.137930066546056" calcext:value-type="float">
            <text:p>0.137930066546056</text:p>
          </table:table-cell>
          <table:table-cell table:number-columns-repeated="1637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04:07:14.592550826</meta:creation-date>
    <dc:date>2024-05-10T05:31:05.004212095</dc:date>
    <meta:editing-duration>PT1H23M49S</meta:editing-duration>
    <meta:editing-cycles>6</meta:editing-cycles>
    <meta:generator>LibreOffice/7.4.7.2$Linux_X86_64 LibreOffice_project/40$Build-2</meta:generator>
    <meta:document-statistic meta:table-count="1" meta:cell-count="109" meta:object-count="0"/>
  </office:meta>
</office:document-meta>
</file>